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-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19" calcext:value-type="float">
            <text:p>0.19</text:p>
          </table:table-cell>
          <table:table-cell table:formula="of:=[.B2]*[.A2]^2" office:value-type="float" office:value="0.033516" calcext:value-type="float">
            <text:p>0.033516</text:p>
          </table:table-cell>
          <table:table-cell table:formula="of:=[.B2]^3/3*[.A2]^2" office:value-type="float" office:value="0.0004033092" calcext:value-type="float">
            <text:p>0.000403309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C$2]/[.F2]" office:value-type="float" office:value="0.0011172" calcext:value-type="float">
            <text:p>0.0011172</text:p>
          </table:table-cell>
          <table:table-cell table:formula="of:=[.$D$2]/[.F2]^3" office:value-type="float" office:value="0.0000000149373777777778" calcext:value-type="float">
            <text:p>1.49373777777778E-08</text:p>
          </table:table-cell>
          <table:table-cell table:formula="of:=[.G2]-[.H2]" office:value-type="float" office:value="0.00111718506262222" calcext:value-type="float">
            <text:p>0.001117185062622</text:p>
          </table:table-cell>
          <table:table-cell/>
          <table:table-cell table:formula="of:=[.$C$4]/[.F2]" office:value-type="float" office:value="0.00011172" calcext:value-type="float">
            <text:p>0.00011172</text:p>
          </table:table-cell>
          <table:table-cell table:formula="of:=[.$D$4]/[.F2]^3" office:value-type="float" office:value="0.000000149373777777778" calcext:value-type="float">
            <text:p>1.49373777777778E-07</text:p>
          </table:table-cell>
          <table:table-cell table:formula="of:=[.K2]-[.L2]" office:value-type="float" office:value="0.000111570626222222" calcext:value-type="float">
            <text:p>0.000111570626222</text:p>
          </table:table-cell>
          <table:table-cell/>
          <table:table-cell table:formula="of:=[.$C$6]/[.F2]" office:value-type="float" office:value="0.000011172" calcext:value-type="float">
            <text:p>1.1172E-05</text:p>
          </table:table-cell>
          <table:table-cell table:formula="of:=[.$D$6]/[.F2]^3" office:value-type="float" office:value="0.00000149373777777778" calcext:value-type="float">
            <text:p>1.49373777777778E-06</text:p>
          </table:table-cell>
          <table:table-cell table:formula="of:=[.O2]-[.P2]" office:value-type="float" office:value="0.00000967826222222223" calcext:value-type="float">
            <text:p>9.67826222222223E-0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table:formula="of:=[.B3]*[.A3]^2" office:value-type="float" office:value="0.010309" calcext:value-type="float">
            <text:p>0.010309</text:p>
          </table:table-cell>
          <table:table-cell table:formula="of:=[.B3]^3/3*[.A3]^2" office:value-type="float" office:value="0.00127865963333333" calcext:value-type="float">
            <text:p>0.00127865963333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C$2]/[.F3]" office:value-type="float" office:value="0.0033516" calcext:value-type="float">
            <text:p>0.0033516</text:p>
          </table:table-cell>
          <table:table-cell table:formula="of:=[.$D$2]/[.F3]^3" office:value-type="float" office:value="0.0000004033092" calcext:value-type="float">
            <text:p>4.033092E-07</text:p>
          </table:table-cell>
          <table:table-cell table:formula="of:=[.G3]-[.H3]" office:value-type="float" office:value="0.0033511966908" calcext:value-type="float">
            <text:p>0.0033511966908</text:p>
          </table:table-cell>
          <table:table-cell/>
          <table:table-cell table:formula="of:=[.$C$4]/[.F3]" office:value-type="float" office:value="0.00033516" calcext:value-type="float">
            <text:p>0.00033516</text:p>
          </table:table-cell>
          <table:table-cell table:formula="of:=[.$D$4]/[.F3]^3" office:value-type="float" office:value="0.000004033092" calcext:value-type="float">
            <text:p>4.033092E-06</text:p>
          </table:table-cell>
          <table:table-cell table:formula="of:=[.K3]-[.L3]" office:value-type="float" office:value="0.000331126908" calcext:value-type="float">
            <text:p>0.000331126908</text:p>
          </table:table-cell>
          <table:table-cell/>
          <table:table-cell table:formula="of:=[.$C$6]/[.F3]" office:value-type="float" office:value="0.000033516" calcext:value-type="float">
            <text:p>3.3516E-05</text:p>
          </table:table-cell>
          <table:table-cell table:formula="of:=[.$D$6]/[.F3]^3" office:value-type="float" office:value="0.00004033092" calcext:value-type="float">
            <text:p>4.033092E-05</text:p>
          </table:table-cell>
          <table:table-cell table:formula="of:=[.O3]-[.P3]" office:value-type="float" office:value="-0.00000681492" calcext:value-type="float">
            <text:p>-6.81492E-06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.9" calcext:value-type="float">
            <text:p>1.9</text:p>
          </table:table-cell>
          <table:table-cell table:formula="of:=[.B4]*[.A4]^2" office:value-type="float" office:value="0.0033516" calcext:value-type="float">
            <text:p>0.0033516</text:p>
          </table:table-cell>
          <table:table-cell table:formula="of:=[.B4]^3/3*[.A4]^2" office:value-type="float" office:value="0.004033092" calcext:value-type="float">
            <text:p>0.00403309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C$2]/[.F4]" office:value-type="float" office:value="0.0067032" calcext:value-type="float">
            <text:p>0.0067032</text:p>
          </table:table-cell>
          <table:table-cell table:formula="of:=[.$D$2]/[.F4]^3" office:value-type="float" office:value="0.0000032264736" calcext:value-type="float">
            <text:p>3.2264736E-06</text:p>
          </table:table-cell>
          <table:table-cell table:formula="of:=[.G4]-[.H4]" office:value-type="float" office:value="0.0066999735264" calcext:value-type="float">
            <text:p>0.0066999735264</text:p>
          </table:table-cell>
          <table:table-cell/>
          <table:table-cell table:formula="of:=[.$C$4]/[.F4]" office:value-type="float" office:value="0.00067032" calcext:value-type="float">
            <text:p>0.00067032</text:p>
          </table:table-cell>
          <table:table-cell table:formula="of:=[.$D$4]/[.F4]^3" office:value-type="float" office:value="0.000032264736" calcext:value-type="float">
            <text:p>3.2264736E-05</text:p>
          </table:table-cell>
          <table:table-cell table:formula="of:=[.K4]-[.L4]" office:value-type="float" office:value="0.000638055264" calcext:value-type="float">
            <text:p>0.000638055264</text:p>
          </table:table-cell>
          <table:table-cell/>
          <table:table-cell table:formula="of:=[.$C$6]/[.F4]" office:value-type="float" office:value="0.000067032" calcext:value-type="float">
            <text:p>6.7032E-05</text:p>
          </table:table-cell>
          <table:table-cell table:formula="of:=[.$D$6]/[.F4]^3" office:value-type="float" office:value="0.00032264736" calcext:value-type="float">
            <text:p>0.00032264736</text:p>
          </table:table-cell>
          <table:table-cell table:formula="of:=[.O4]-[.P4]" office:value-type="float" office:value="-0.00025561536" calcext:value-type="float">
            <text:p>-0.00025561536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6.1" calcext:value-type="float">
            <text:p>6.1</text:p>
          </table:table-cell>
          <table:table-cell table:formula="of:=[.B5]*[.A5]^2" office:value-type="float" office:value="0.0010309" calcext:value-type="float">
            <text:p>0.0010309</text:p>
          </table:table-cell>
          <table:table-cell table:formula="of:=[.B5]^3/3*[.A5]^2" office:value-type="float" office:value="0.0127865963333333" calcext:value-type="float">
            <text:p>0.01278659633333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C$2]/[.F5]" office:value-type="float" office:value="0.011172" calcext:value-type="float">
            <text:p>0.011172</text:p>
          </table:table-cell>
          <table:table-cell table:formula="of:=[.$D$2]/[.F5]^3" office:value-type="float" office:value="0.0000149373777777778" calcext:value-type="float">
            <text:p>1.49373777777778E-05</text:p>
          </table:table-cell>
          <table:table-cell table:formula="of:=[.G5]-[.H5]" office:value-type="float" office:value="0.0111570626222222" calcext:value-type="float">
            <text:p>0.011157062622222</text:p>
          </table:table-cell>
          <table:table-cell/>
          <table:table-cell table:formula="of:=[.$C$4]/[.F5]" office:value-type="float" office:value="0.0011172" calcext:value-type="float">
            <text:p>0.0011172</text:p>
          </table:table-cell>
          <table:table-cell table:formula="of:=[.$D$4]/[.F5]^3" office:value-type="float" office:value="0.000149373777777778" calcext:value-type="float">
            <text:p>0.000149373777778</text:p>
          </table:table-cell>
          <table:table-cell table:formula="of:=[.K5]-[.L5]" office:value-type="float" office:value="0.000967826222222222" calcext:value-type="float">
            <text:p>0.000967826222222</text:p>
          </table:table-cell>
          <table:table-cell/>
          <table:table-cell table:formula="of:=[.$C$6]/[.F5]" office:value-type="float" office:value="0.00011172" calcext:value-type="float">
            <text:p>0.00011172</text:p>
          </table:table-cell>
          <table:table-cell table:formula="of:=[.$D$6]/[.F5]^3" office:value-type="float" office:value="0.00149373777777778" calcext:value-type="float">
            <text:p>0.001493737777778</text:p>
          </table:table-cell>
          <table:table-cell table:formula="of:=[.O5]-[.P5]" office:value-type="float" office:value="-0.00138201777777778" calcext:value-type="float">
            <text:p>-0.001382017777778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19" calcext:value-type="float">
            <text:p>19</text:p>
          </table:table-cell>
          <table:table-cell table:formula="of:=[.B6]*[.A6]^2" office:value-type="float" office:value="0.00033516" calcext:value-type="float">
            <text:p>0.00033516</text:p>
          </table:table-cell>
          <table:table-cell table:formula="of:=[.B6]^3/3*[.A6]^2" office:value-type="float" office:value="0.04033092" calcext:value-type="float">
            <text:p>0.0403309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$2]/[.F6]" office:value-type="float" office:value="0.033516" calcext:value-type="float">
            <text:p>0.033516</text:p>
          </table:table-cell>
          <table:table-cell table:formula="of:=[.$D$2]/[.F6]^3" office:value-type="float" office:value="0.0004033092" calcext:value-type="float">
            <text:p>0.0004033092</text:p>
          </table:table-cell>
          <table:table-cell table:formula="of:=[.G6]-[.H6]" office:value-type="float" office:value="0.0331126908" calcext:value-type="float">
            <text:p>0.0331126908</text:p>
          </table:table-cell>
          <table:table-cell/>
          <table:table-cell table:formula="of:=[.$C$4]/[.F6]" office:value-type="float" office:value="0.0033516" calcext:value-type="float">
            <text:p>0.0033516</text:p>
          </table:table-cell>
          <table:table-cell table:formula="of:=[.$D$4]/[.F6]^3" office:value-type="float" office:value="0.004033092" calcext:value-type="float">
            <text:p>0.004033092</text:p>
          </table:table-cell>
          <table:table-cell table:formula="of:=[.K6]-[.L6]" office:value-type="float" office:value="-0.000681491999999999" calcext:value-type="float">
            <text:p>-0.000681492</text:p>
          </table:table-cell>
          <table:table-cell/>
          <table:table-cell table:formula="of:=[.$C$6]/[.F6]" office:value-type="float" office:value="0.00033516" calcext:value-type="float">
            <text:p>0.00033516</text:p>
          </table:table-cell>
          <table:table-cell table:formula="of:=[.$D$6]/[.F6]^3" office:value-type="float" office:value="0.04033092" calcext:value-type="float">
            <text:p>0.04033092</text:p>
          </table:table-cell>
          <table:table-cell table:formula="of:=[.O6]-[.P6]" office:value-type="float" office:value="-0.03999576" calcext:value-type="float">
            <text:p>-0.03999576</text:p>
          </table:table-cell>
        </table:table-row>
        <table:table-row table:style-name="ro1">
          <table:table-cell table:number-columns-repeated="5"/>
          <table:table-cell office:value-type="float" office:value="0.3" calcext:value-type="float">
            <text:p>0.3</text:p>
          </table:table-cell>
          <table:table-cell table:formula="of:=[.$C$2]/[.F7]" office:value-type="float" office:value="0.11172" calcext:value-type="float">
            <text:p>0.11172</text:p>
          </table:table-cell>
          <table:table-cell table:formula="of:=[.$D$2]/[.F7]^3" office:value-type="float" office:value="0.0149373777777778" calcext:value-type="float">
            <text:p>0.014937377777778</text:p>
          </table:table-cell>
          <table:table-cell table:formula="of:=[.G7]-[.H7]" office:value-type="float" office:value="0.0967826222222222" calcext:value-type="float">
            <text:p>0.096782622222222</text:p>
          </table:table-cell>
          <table:table-cell/>
          <table:table-cell table:formula="of:=[.$C$4]/[.F7]" office:value-type="float" office:value="0.011172" calcext:value-type="float">
            <text:p>0.011172</text:p>
          </table:table-cell>
          <table:table-cell table:formula="of:=[.$D$4]/[.F7]^3" office:value-type="float" office:value="0.149373777777778" calcext:value-type="float">
            <text:p>0.149373777777778</text:p>
          </table:table-cell>
          <table:table-cell table:formula="of:=[.K7]-[.L7]" office:value-type="float" office:value="-0.138201777777778" calcext:value-type="float">
            <text:p>-0.138201777777778</text:p>
          </table:table-cell>
          <table:table-cell/>
          <table:table-cell table:formula="of:=[.$C$6]/[.F7]" office:value-type="float" office:value="0.0011172" calcext:value-type="float">
            <text:p>0.0011172</text:p>
          </table:table-cell>
          <table:table-cell table:formula="of:=[.$D$6]/[.F7]^3" office:value-type="float" office:value="1.49373777777778" calcext:value-type="float">
            <text:p>1.49373777777778</text:p>
          </table:table-cell>
          <table:table-cell table:formula="of:=[.O7]-[.P7]" office:value-type="float" office:value="-1.49262057777778" calcext:value-type="float">
            <text:p>-1.49262057777778</text:p>
          </table:table-cell>
        </table:table-row>
        <table:table-row table:style-name="ro1">
          <table:table-cell table:number-columns-repeated="5"/>
          <table:table-cell office:value-type="float" office:value="0.1" calcext:value-type="float">
            <text:p>0.1</text:p>
          </table:table-cell>
          <table:table-cell table:formula="of:=[.$C$2]/[.F8]" office:value-type="float" office:value="0.33516" calcext:value-type="float">
            <text:p>0.33516</text:p>
          </table:table-cell>
          <table:table-cell table:formula="of:=[.$D$2]/[.F8]^3" office:value-type="float" office:value="0.4033092" calcext:value-type="float">
            <text:p>0.4033092</text:p>
          </table:table-cell>
          <table:table-cell table:formula="of:=[.G8]-[.H8]" office:value-type="float" office:value="-0.0681491999999999" calcext:value-type="float">
            <text:p>-0.0681492</text:p>
          </table:table-cell>
          <table:table-cell/>
          <table:table-cell table:formula="of:=[.$C$4]/[.F8]" office:value-type="float" office:value="0.033516" calcext:value-type="float">
            <text:p>0.033516</text:p>
          </table:table-cell>
          <table:table-cell table:formula="of:=[.$D$4]/[.F8]^3" office:value-type="float" office:value="4.033092" calcext:value-type="float">
            <text:p>4.033092</text:p>
          </table:table-cell>
          <table:table-cell table:formula="of:=[.K8]-[.L8]" office:value-type="float" office:value="-3.999576" calcext:value-type="float">
            <text:p>-3.999576</text:p>
          </table:table-cell>
          <table:table-cell/>
          <table:table-cell table:formula="of:=[.$C$6]/[.F8]" office:value-type="float" office:value="0.0033516" calcext:value-type="float">
            <text:p>0.0033516</text:p>
          </table:table-cell>
          <table:table-cell table:formula="of:=[.$D$6]/[.F8]^3" office:value-type="float" office:value="40.33092" calcext:value-type="float">
            <text:p>40.33092</text:p>
          </table:table-cell>
          <table:table-cell table:formula="of:=[.O8]-[.P8]" office:value-type="float" office:value="-40.3275684" calcext:value-type="float">
            <text:p>-40.3275684</text:p>
          </table:table-cell>
        </table:table-row>
        <table:table-row table:style-name="ro1">
          <table:table-cell table:number-columns-repeated="5"/>
          <table:table-cell office:value-type="float" office:value="0.03" calcext:value-type="float">
            <text:p>0.03</text:p>
          </table:table-cell>
          <table:table-cell table:formula="of:=[.$C$2]/[.F9]" office:value-type="float" office:value="1.1172" calcext:value-type="float">
            <text:p>1.1172</text:p>
          </table:table-cell>
          <table:table-cell table:formula="of:=[.$D$2]/[.F9]^3" office:value-type="float" office:value="14.9373777777778" calcext:value-type="float">
            <text:p>14.9373777777778</text:p>
          </table:table-cell>
          <table:table-cell table:formula="of:=[.G9]-[.H9]" office:value-type="float" office:value="-13.8201777777778" calcext:value-type="float">
            <text:p>-13.8201777777778</text:p>
          </table:table-cell>
          <table:table-cell/>
          <table:table-cell table:formula="of:=[.$C$4]/[.F9]" office:value-type="float" office:value="0.11172" calcext:value-type="float">
            <text:p>0.11172</text:p>
          </table:table-cell>
          <table:table-cell table:formula="of:=[.$D$4]/[.F9]^3" office:value-type="float" office:value="149.373777777778" calcext:value-type="float">
            <text:p>149.373777777778</text:p>
          </table:table-cell>
          <table:table-cell table:formula="of:=[.K9]-[.L9]" office:value-type="float" office:value="-149.262057777778" calcext:value-type="float">
            <text:p>-149.262057777778</text:p>
          </table:table-cell>
          <table:table-cell/>
          <table:table-cell table:formula="of:=[.$C$6]/[.F9]" office:value-type="float" office:value="0.011172" calcext:value-type="float">
            <text:p>0.011172</text:p>
          </table:table-cell>
          <table:table-cell table:formula="of:=[.$D$6]/[.F9]^3" office:value-type="float" office:value="1493.73777777778" calcext:value-type="float">
            <text:p>1493.73777777778</text:p>
          </table:table-cell>
          <table:table-cell table:formula="of:=[.O9]-[.P9]" office:value-type="float" office:value="-1493.72660577778" calcext:value-type="float">
            <text:p>-1493.72660577778</text:p>
          </table:table-cell>
        </table:table-row>
        <table:table-row table:style-name="ro1">
          <table:table-cell table:number-columns-repeated="5"/>
          <table:table-cell office:value-type="float" office:value="0.01" calcext:value-type="float">
            <text:p>0.01</text:p>
          </table:table-cell>
          <table:table-cell table:formula="of:=[.$C$2]/[.F10]" office:value-type="float" office:value="3.3516" calcext:value-type="float">
            <text:p>3.3516</text:p>
          </table:table-cell>
          <table:table-cell table:formula="of:=[.$D$2]/[.F10]^3" office:value-type="float" office:value="403.3092" calcext:value-type="float">
            <text:p>403.3092</text:p>
          </table:table-cell>
          <table:table-cell table:formula="of:=[.G10]-[.H10]" office:value-type="float" office:value="-399.9576" calcext:value-type="float">
            <text:p>-399.9576</text:p>
          </table:table-cell>
          <table:table-cell/>
          <table:table-cell table:formula="of:=[.$C$4]/[.F10]" office:value-type="float" office:value="0.33516" calcext:value-type="float">
            <text:p>0.33516</text:p>
          </table:table-cell>
          <table:table-cell table:formula="of:=[.$D$4]/[.F10]^3" office:value-type="float" office:value="4033.092" calcext:value-type="float">
            <text:p>4033.092</text:p>
          </table:table-cell>
          <table:table-cell table:formula="of:=[.K10]-[.L10]" office:value-type="float" office:value="-4032.75684" calcext:value-type="float">
            <text:p>-4032.75684</text:p>
          </table:table-cell>
          <table:table-cell/>
          <table:table-cell table:formula="of:=[.$C$6]/[.F10]" office:value-type="float" office:value="0.033516" calcext:value-type="float">
            <text:p>0.033516</text:p>
          </table:table-cell>
          <table:table-cell table:formula="of:=[.$D$6]/[.F10]^3" office:value-type="float" office:value="40330.92" calcext:value-type="float">
            <text:p>40330.92</text:p>
          </table:table-cell>
          <table:table-cell table:formula="of:=[.O10]-[.P10]" office:value-type="float" office:value="-40330.886484" calcext:value-type="float">
            <text:p>-40330.886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2:39:28.360470206</meta:creation-date>
    <dc:date>2020-12-10T12:52:52.135186181</dc:date>
    <meta:editing-duration>PT2M53S</meta:editing-duration>
    <meta:editing-cycles>1</meta:editing-cycles>
    <meta:document-statistic meta:table-count="1" meta:cell-count="115" meta:object-count="0"/>
    <meta:generator>LibreOffice/6.0.7.3$Linux_X86_64 LibreOffice_project/00m0$Build-3</meta:generator>
  </office:meta>
</office:document-meta>
</file>